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48204" officeooo:paragraph-rsid="00048204"/>
    </style:style>
    <style:style style:name="P3" style:family="paragraph" style:parent-style-name="Standard">
      <style:text-properties officeooo:rsid="00048204" officeooo:paragraph-rsid="0004d38c"/>
    </style:style>
    <style:style style:name="P4" style:family="paragraph" style:parent-style-name="Standard">
      <style:text-properties officeooo:paragraph-rsid="0004d38c"/>
    </style:style>
    <style:style style:name="P5" style:family="paragraph" style:parent-style-name="Standard">
      <style:text-properties officeooo:rsid="0004d38c" officeooo:paragraph-rsid="0004d38c"/>
    </style:style>
    <style:style style:name="T1" style:family="text">
      <style:text-properties officeooo:rsid="0004d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empty-setup-push-repo-echo"/>git remote add origin https://github.com/osmarsaraiva/siga_transportes_py.git</text:p>
      <text:p text:style-name="Preformatted_20_Text">git branch -M main</text:p>
      <text:p text:style-name="P1">git push -u origin main</text:p>
      <text:p text:style-name="Standard">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</text:p>
      <text:p text:style-name="Standard"/>
      <text:p text:style-name="Standard"/>
      <text:p text:style-name="Standard"/>
      <text:p text:style-name="Standard"/>
      <text:p text:style-name="Standard"/>
      <text:p text:style-name="Standard">sudo python3 -m venv venv</text:p>
      <text:p text:style-name="Standard">source venv/bin/activate</text:p>
      <text:p text:style-name="Standard"/>
      <text:p text:style-name="Standard"><text:s/>sudo chmod 777 -R /home/siga_transportes_py-main/venv</text:p>
      <text:p text:style-name="Standard"/>
      <text:p text:style-name="Standard"><text:s/>pip install django</text:p>
      <text:p text:style-name="P5">django-admin startproject <text:s/>nome sistema . (já está criado)</text:p>
      <text:p text:style-name="P2"/>
      <text:p text:style-name="P4">python manage.py migrate <text:span text:style-name="T1">(criar banco de dados)</text:span></text:p>
      <text:p text:style-name="P3">python manage.py createsuperuser</text:p>
      <text:p text:style-name="P5">python <text:s/>manage.py runserver</text:p>
      <text:p text:style-name="P3">python manage.py startapp 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3:36:07.692605806</meta:creation-date>
    <dc:date>2025-04-26T10:23:28.146636672</dc:date>
    <meta:editing-duration>PT1H30M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54" meta:character-count="470" meta:non-whitespace-character-count="424"/>
  </office:meta>
</office:document-meta>
</file>